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gl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gl" fo:country="ES" officeooo:rsid="0018a5e0" officeooo:paragraph-rsid="0018a5e0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0a911" officeooo:paragraph-rsid="001f3b51" style:font-size-asian="12pt" style:font-size-complex="12pt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0a911" officeooo:paragraph-rsid="001f3b51" style:font-size-asian="12pt" style:font-size-complex="12pt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e3cfd" officeooo:paragraph-rsid="001f3b51" style:font-size-asian="12pt" style:font-size-complex="12pt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gl" fo:country="ES" officeooo:rsid="0020a911" officeooo:paragraph-rsid="001f3b51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1f3b51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673c4" officeooo:paragraph-rsid="001f3b51" style:font-size-asian="12pt" style:font-size-complex="12pt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0pt" fo:language="gl" fo:country="ES" officeooo:rsid="0020a911" officeooo:paragraph-rsid="001f3b51" style:font-size-asian="10pt" style:font-size-complex="10pt"/>
    </style:style>
    <style:style style:name="P1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0pt" fo:language="gl" fo:country="ES" officeooo:rsid="002e3cfd" officeooo:paragraph-rsid="001f3b51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0a911" officeooo:paragraph-rsid="001f3b51" style:font-size-asian="12pt" style:font-size-complex="12pt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146ff" officeooo:paragraph-rsid="003146ff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gl" fo:country="ES" officeooo:rsid="0020a911" officeooo:paragraph-rsid="001f3b5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20d2f" officeooo:paragraph-rsid="001f3b51" style:font-size-asian="12pt" style:font-size-complex="12pt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20d2f" officeooo:paragraph-rsid="001f3b51" style:font-size-asian="12pt" style:font-size-complex="12pt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gl" fo:country="ES" officeooo:rsid="00220d2f" officeooo:paragraph-rsid="001f3b51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295d59" officeooo:paragraph-rsid="001f3b51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1f3b51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c086" officeooo:paragraph-rsid="001f3b51" style:font-size-asian="12pt" style:font-size-complex="12pt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bc086" officeooo:paragraph-rsid="001f3b51" style:font-size-asian="12pt" style:font-size-complex="12pt"/>
    </style:style>
    <style:style style:name="T1" style:family="text">
      <style:text-properties officeooo:rsid="001f3b51"/>
    </style:style>
    <style:style style:name="T2" style:family="text">
      <style:text-properties style:font-name="Times New Roman" fo:font-size="12pt" officeooo:rsid="0020a911" style:font-size-asian="12pt" style:font-size-complex="12pt"/>
    </style:style>
    <style:style style:name="T3" style:family="text">
      <style:text-properties style:font-name="Times New Roman" fo:font-size="12pt" fo:font-weight="bold" officeooo:rsid="002fc40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0a911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bold" officeooo:rsid="003a0d3c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officeooo:rsid="003a0d3c" style:font-size-asian="12pt" style:font-size-complex="12pt"/>
    </style:style>
    <style:style style:name="T7" style:family="text">
      <style:text-properties officeooo:rsid="002e3cfd"/>
    </style:style>
    <style:style style:name="T8" style:family="text">
      <style:text-properties officeooo:rsid="00208164"/>
    </style:style>
    <style:style style:name="T9" style:family="text">
      <style:text-properties officeooo:rsid="002fc406"/>
    </style:style>
    <style:style style:name="T10" style:family="text">
      <style:text-properties fo:font-weight="bold" officeooo:rsid="002e3cfd" style:font-weight-asian="bold" style:font-weight-complex="bold"/>
    </style:style>
    <style:style style:name="T11" style:family="text">
      <style:text-properties officeooo:rsid="00295d59"/>
    </style:style>
    <style:style style:name="T12" style:family="text">
      <style:text-properties officeooo:rsid="003673c4"/>
    </style:style>
    <style:style style:name="T13" style:family="text">
      <style:text-properties officeooo:rsid="00222380"/>
    </style:style>
    <style:style style:name="T14" style:family="text">
      <style:text-properties officeooo:rsid="002df16f"/>
    </style:style>
    <style:style style:name="T15" style:family="text">
      <style:text-properties style:font-name="Times New Roman" fo:font-size="12pt" officeooo:rsid="003673c4" style:font-size-asian="12pt" style:font-size-complex="12pt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officeooo:rsid="002e3cfd" style:font-size-asian="12pt" style:font-size-complex="12pt"/>
    </style:style>
    <style:style style:name="T18" style:family="text">
      <style:text-properties style:font-name="Times New Roman" fo:font-size="12pt" officeooo:rsid="00295d59" style:font-size-asian="12pt" style:font-size-complex="12pt"/>
    </style:style>
    <style:style style:name="T19" style:family="text">
      <style:text-properties style:font-name="Times New Roman" fo:font-size="12pt" fo:language="gl" fo:country="ES" officeooo:rsid="003673c4" style:font-size-asian="12pt" style:font-size-complex="12pt"/>
    </style:style>
    <style:style style:name="T20" style:family="text">
      <style:text-properties style:font-name="Times New Roman" fo:font-size="12pt" fo:language="es" fo:country="ES" officeooo:rsid="00305d17" style:font-size-asian="12pt" style:font-size-complex="12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305d17"/>
    </style:style>
    <style:style style:name="T23" style:family="text">
      <style:text-properties style:font-name="Times New Roman" officeooo:rsid="002e3cfd"/>
    </style:style>
    <style:style style:name="T24" style:family="text">
      <style:text-properties officeooo:rsid="00305d17"/>
    </style:style>
    <style:style style:name="T25" style:family="text">
      <style:text-properties officeooo:rsid="0026de75"/>
    </style:style>
    <style:style style:name="T26" style:family="text">
      <style:text-properties style:font-name="Times New Roman" fo:font-size="12pt" officeooo:rsid="00220d2f" style:font-size-asian="12pt" style:font-size-complex="12pt"/>
    </style:style>
    <style:style style:name="T27" style:family="text">
      <style:text-properties style:font-name="Times New Roman" fo:font-size="12pt" officeooo:rsid="00305d17" style:font-size-asian="12pt" style:font-size-complex="12pt"/>
    </style:style>
    <style:style style:name="T28" style:family="text">
      <style:text-properties style:font-name="Times New Roman" fo:font-size="12pt" officeooo:rsid="00333c31" style:font-size-asian="12pt" style:font-size-complex="12pt"/>
    </style:style>
    <style:style style:name="T29" style:family="text">
      <style:text-properties style:font-name="Times New Roman" fo:font-size="12pt" officeooo:rsid="002fc5ee" style:font-size-asian="12pt" style:font-size-complex="12pt"/>
    </style:style>
    <style:style style:name="T30" style:family="text">
      <style:text-properties style:font-name="Times New Roman" fo:font-size="12pt" officeooo:rsid="002558a2" style:font-size-asian="12pt" style:font-size-complex="12pt"/>
    </style:style>
    <style:style style:name="T31" style:family="text">
      <style:text-properties style:font-name="Times New Roman" fo:font-size="12pt" fo:language="gl" fo:country="ES" officeooo:rsid="00295d59" style:font-size-asian="12pt" style:font-size-complex="12pt"/>
    </style:style>
    <style:style style:name="T32" style:family="text">
      <style:text-properties style:font-name="Times New Roman" fo:font-size="12pt" fo:language="gl" fo:country="ES" officeooo:rsid="003bc086" style:font-size-asian="12pt" style:font-size-complex="12pt"/>
    </style:style>
    <style:style style:name="T33" style:family="text">
      <style:text-properties style:font-name="Times New Roman" fo:font-size="12pt" fo:language="gl" fo:country="ES" officeooo:rsid="002312f5" style:font-size-asian="12pt" style:font-size-complex="12pt"/>
    </style:style>
    <style:style style:name="T34" style:family="text">
      <style:text-properties style:font-name="Times New Roman" fo:font-size="10pt" fo:language="gl" fo:country="ES" officeooo:rsid="002e3cfd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4</text:span></text:p>
      <text:p text:style-name="P1"/>
      <text:list text:style-name="L1">
        <text:list-item>
          <text:p text:style-name="P2"><text:span text:style-name="T2">Crear un manual </text:span><text:span text:style-name="T3">PDF</text:span><text:span text:style-name="T2"> de instalación coas capturas de </text:span><text:span text:style-name="T4">pantalla </text:span><text:span text:style-name="T5">completa</text:span><text:span text:style-name="T6"> </text:span><text:span text:style-name="T2">e un breve comentario do que se fai en cada paso dos seguintes procesos:</text:span></text:p>
        </text:list-item>
      </text:list>
      <text:p text:style-name="P3"/>
      <text:p text:style-name="P4">- Crear unha nova máquina virtual na aplicación VirtualBox <text:span text:style-name="T7">con Nome </text:span><text:span text:style-name="T8">SIS</text:span><text:span text:style-name="T7">-</text:span><text:span text:style-name="T9">W11</text:span><text:span text:style-name="T7">-INI, onde </text:span><text:span text:style-name="T10">INI con as iniciais do nome e apelidos do alumno/a</text:span>:</text:p>
      <text:p text:style-name="P3"/>
      <text:p text:style-name="P4">A máquina é para instalar o S.O. <text:span text:style-name="T11">Windows 1</text:span><text:span text:style-name="T9">1</text:span><text:span text:style-name="T11"> (64bits)</text:span>.</text:p>
      <text:p text:style-name="P5">Memoria RAM <text:s/><text:span text:style-name="T8">4</text:span><text:span text:style-name="T12"> G</text:span><text:span text:style-name="T9">i</text:span><text:span text:style-name="T12">B.</text:span></text:p>
      <text:p text:style-name="P4">O disco duro ten que ser dinámico. <text:span text:style-name="T11">Tamaño </text:span><text:span text:style-name="T9">50</text:span><text:span text:style-name="T11"> GB</text:span></text:p>
      <text:p text:style-name="P4">A rede ten que estar configurada en NAT.</text:p>
      <text:p text:style-name="P5">Na <text:span text:style-name="T13">lapela </text:span>Pantalla<text:span text:style-name="T13"> </text:span><text:span text:style-name="T14">VMSVGA, 3D e 128 MB</text:span></text:p>
      <text:p text:style-name="P4"/>
      <text:p text:style-name="P6"><text:span text:style-name="T15">Centro:</text:span><text:span text:style-name="T16">A</text:span><text:span text:style-name="T17">s</text:span><text:span text:style-name="T16"> </text:span><text:span text:style-name="T18">imaxe</text:span><text:span text:style-name="T17">s</text:span><text:span text:style-name="T18"> </text:span><text:span text:style-name="T16">ISO do</text:span><text:span text:style-name="T17">s</text:span><text:span text:style-name="T16"> DVD d</text:span><text:span text:style-name="T18">o</text:span><text:span text:style-name="T17">s</text:span><text:span text:style-name="T18"> S.O.</text:span><text:span text:style-name="T16"> atópase n</text:span><text:span text:style-name="T17">a</text:span><text:span text:style-name="T16"> </text:span><text:span text:style-name="T17">ruta</text:span><text:span text:style-name="T16"> T:\virtuais\ISO-CDM</text:span><text:span text:style-name="T17">\</text:span></text:p>
      <text:p text:style-name="P7"><text:span text:style-name="T19">Versión online: </text:span><text:span text:style-name="T20">Descargar Imaxe ISO do website de Microsoft.</text:span></text:p>
      <text:p text:style-name="P8"/>
      <text:p text:style-name="P5">Windows 10</text:p>
      <text:p text:style-name="P9"><text:span text:style-name="T21">T:\virtuais\ISO-CDM\Microsoft\Windows\1</text:span><text:span text:style-name="T22">1</text:span><text:span text:style-name="T23">\es_windows_1</text:span><text:span text:style-name="T22">1</text:span><text:span text:style-name="T23">_</text:span><text:span text:style-name="T22">24H2_Spanish_x64</text:span><text:span text:style-name="T23">.iso</text:span><text:span text:style-name="T21"> </text:span></text:p>
      <text:p text:style-name="P10">Versión online: Descargar Imaxe IS<text:span text:style-name="T24">O</text:span> do website de Microsoft.</text:p>
      <text:p text:style-name="P10"/>
      <text:p text:style-name="P11">- Instala Sistema Operativo <text:span text:style-name="T11">Windows 1</text:span><text:span text:style-name="T24">1</text:span>:</text:p>
      <text:p text:style-name="P11"/>
      <text:p text:style-name="P4">Particionamento: <text:span text:style-name="T24">Todo o disco</text:span><text:span text:style-name="T11"> o sistema.</text:span></text:p>
      <text:p text:style-name="P4">Nome de usuario: O mesmo que o da conta de usuario no servidor do centro <text:span text:style-name="T25">cunha </text:span><text:span text:style-name="T24">W</text:span><text:span text:style-name="T25"> diante</text:span>.</text:p>
      <text:p text:style-name="P4">Nome da máquina: O mesmo que o do equipo anfitrión <text:span text:style-name="T25">cunha </text:span><text:span text:style-name="T24">W</text:span><text:span text:style-name="T25"> diante</text:span>. <text:span text:style-name="T12">(Versión online </text:span><text:span text:style-name="T13">SIS-</text:span><text:span text:style-name="T24">W11</text:span><text:span text:style-name="T12">-INI, onde INI con as iniciais do nome e apelidos do alumno/a)</text:span></text:p>
      <text:p text:style-name="P12">Contrasinal: abc123.</text:p>
      <text:p text:style-name="P4"/>
      <text:p text:style-name="P13"><text:span text:style-name="T16">- Instalar </text:span><text:span text:style-name="T26">GuestAdditions </text:span><text:span text:style-name="T27">no</text:span><text:span text:style-name="T26"> sistema</text:span><text:span text:style-name="T28"> operativo</text:span><text:span text:style-name="T26"> virtualizado</text:span><text:span text:style-name="T28">,</text:span><text:span text:style-name="T26"> </text:span><text:span text:style-name="T18">Windows </text:span><text:span text:style-name="T29">1</text:span><text:span text:style-name="T27">1</text:span><text:span text:style-name="T26">:</text:span></text:p>
      <text:p text:style-name="P14"/>
      <text:p text:style-name="P15">Habilitar Portapapeis bidireccional.</text:p>
      <text:p text:style-name="P16"><text:span text:style-name="T16">Habilitar Copiar e Pegar bidire</text:span><text:span text:style-name="T30">c</text:span><text:span text:style-name="T16">cional.</text:span></text:p>
      <text:p text:style-name="P17"/>
      <text:p text:style-name="P18"><text:span text:style-name="T31">- </text:span><text:span text:style-name="T32">Asegurar restauración da máquina vir</text:span><text:span text:style-name="T33">t</text:span><text:span text:style-name="T32">ual</text:span></text:p>
      <text:p text:style-name="P19"/>
      <text:p text:style-name="P20">Apaga a máquina virtual de xeito corecto.</text:p>
      <text:p text:style-name="P20">Fai unha instantanea chamada Win1<text:span text:style-name="T24">1</text:span> Limpo</text:p>
      <text:p text:style-name="P20">Fai a exportación da máquina virtual en formato OVA no cartafol persoal da na unidade D: do teu equipo.</text:p>
      <text:p text:style-name="P7"><text:span text:style-name="T34">Versión online: Nun cartafol habilitado para este fin no teu equipo</text:span><text:span text:style-name="T3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/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08:46:47.400000000</meta:creation-date>
    <meta:generator>LibreOffice/24.8.4.2$Windows_X86_64 LibreOffice_project/bb3cfa12c7b1bf994ecc5649a80400d06cd71002</meta:generator>
    <dc:date>2025-02-03T09:45:58.396000000</dc:date>
    <meta:editing-duration>PT2H7M16S</meta:editing-duration>
    <meta:editing-cycles>36</meta:editing-cycles>
    <meta:document-statistic meta:table-count="0" meta:image-count="0" meta:object-count="0" meta:page-count="1" meta:paragraph-count="29" meta:word-count="265" meta:character-count="1654" meta:non-whitespace-character-count="1413"/>
  </office:meta>
</office:document-meta>
</file>